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3"/>
          <table:table-cell table:style-name="ce55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9">
            <text:p>19</text:p>
          </table:table-cell>
          <table:table-cell table:style-name="ce19" office:value-type="date" office:date-value="2013-02-18">
            <text:p>18/feb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6" office:value-type="date" office:date-value="2013-02-18">
            <text:p>18/feb</text:p>
          </table:table-cell>
          <table:table-cell table:style-name="ce46" table:formula="of:=[.J5]+1" office:value-type="date" office:date-value="2013-02-19">
            <text:p>19/feb</text:p>
          </table:table-cell>
          <table:table-cell table:style-name="ce46" table:formula="of:=[.K5]+1" office:value-type="date" office:date-value="2013-02-20">
            <text:p>20/feb</text:p>
          </table:table-cell>
          <table:table-cell table:style-name="ce46" table:formula="of:=[.L5]+1" office:value-type="date" office:date-value="2013-02-21">
            <text:p>21/feb</text:p>
          </table:table-cell>
          <table:table-cell table:style-name="ce46" table:formula="of:=[.M5]+1" office:value-type="date" office:date-value="2013-02-22">
            <text:p>22/feb</text:p>
          </table:table-cell>
          <table:table-cell table:style-name="ce46" table:formula="of:=[.N5]+1" office:value-type="date" office:date-value="2013-02-23">
            <text:p>23/feb</text:p>
          </table:table-cell>
          <table:table-cell table:style-name="ce46" table:formula="of:=[.O5]+1" office:value-type="date" office:date-value="2013-02-24">
            <text:p>24/feb</text:p>
          </table:table-cell>
          <table:table-cell table:style-name="ce46" table:formula="of:=[.P5]+1" office:value-type="date" office:date-value="2013-02-25">
            <text:p>25/feb</text:p>
          </table:table-cell>
          <table:table-cell table:style-name="ce46" table:formula="of:=[.Q5]+1" office:value-type="date" office:date-value="2013-02-26">
            <text:p>26/feb</text:p>
          </table:table-cell>
          <table:table-cell table:style-name="ce46" table:formula="of:=[.R5]+1" office:value-type="date" office:date-value="2013-02-27">
            <text:p>27/feb</text:p>
          </table:table-cell>
          <table:table-cell table:style-name="ce46" table:formula="of:=[.S5]+1" office:value-type="date" office:date-value="2013-02-28">
            <text:p>28/feb</text:p>
          </table:table-cell>
          <table:table-cell table:style-name="ce46" table:formula="of:=[.T5]+1" office:value-type="date" office:date-value="2013-03-01">
            <text:p>01/mar</text:p>
          </table:table-cell>
          <table:table-cell table:style-name="ce46" table:formula="of:=[.U5]+1" office:value-type="date" office:date-value="2013-03-02">
            <text:p>02/mar</text:p>
          </table:table-cell>
          <table:table-cell table:style-name="ce46" table:formula="of:=[.V5]+1" office:value-type="date" office:date-value="2013-03-03">
            <text:p>03/mar</text:p>
          </table:table-cell>
          <table:table-cell table:style-name="ce46" table:formula="of:=[.W5]+1" office:value-type="date" office:date-value="2013-03-04">
            <text:p>04/mar</text:p>
          </table:table-cell>
          <table:table-cell table:style-name="ce46" table:formula="of:=[.X5]+1" office:value-type="date" office:date-value="2013-03-05">
            <text:p>05/mar</text:p>
          </table:table-cell>
          <table:table-cell table:style-name="ce46" table:formula="of:=[.Y5]+1" office:value-type="date" office:date-value="2013-03-06">
            <text:p>06/mar</text:p>
          </table:table-cell>
          <table:table-cell table:style-name="ce46" table:formula="of:=[.Z5]+1" office:value-type="date" office:date-value="2013-03-07">
            <text:p>07/mar</text:p>
          </table:table-cell>
          <table:table-cell table:style-name="ce46" table:formula="of:=[.AA5]+1" office:value-type="date" office:date-value="2013-03-08">
            <text:p>08/mar</text:p>
          </table:table-cell>
          <table:table-cell table:style-name="ce46" table:formula="of:=[.AB5]+1" office:value-type="date" office:date-value="2013-03-09">
            <text:p>09/mar</text:p>
          </table:table-cell>
          <table:table-cell table:style-name="ce46" table:formula="of:=[.AC5]+1" office:value-type="date" office:date-value="2013-03-10">
            <text:p>10/mar</text:p>
          </table:table-cell>
          <table:table-cell table:style-name="ce46" table:formula="of:=[.AD5]+1" office:value-type="date" office:date-value="2013-03-11">
            <text:p>11/mar</text:p>
          </table:table-cell>
          <table:table-cell table:style-name="ce46" table:formula="of:=[.AE5]+1" office:value-type="date" office:date-value="2013-03-12">
            <text:p>12/mar</text:p>
          </table:table-cell>
          <table:table-cell table:style-name="ce46" table:formula="of:=[.AF5]+1" office:value-type="date" office:date-value="2013-03-13">
            <text:p>13/mar</text:p>
          </table:table-cell>
          <table:table-cell table:style-name="ce46" table:formula="of:=[.AG5]+1" office:value-type="date" office:date-value="2013-03-14">
            <text:p>14/mar</text:p>
          </table:table-cell>
          <table:table-cell table:style-name="ce46" table:formula="of:=[.AH5]+1" office:value-type="date" office:date-value="2013-03-15">
            <text:p>15/mar</text:p>
          </table:table-cell>
          <table:table-cell table:style-name="ce46" table:formula="of:=[.AI5]+1" office:value-type="date" office:date-value="2013-03-16">
            <text:p>16/mar</text:p>
          </table:table-cell>
          <table:table-cell table:style-name="ce46" table:formula="of:=[.AJ5]+1" office:value-type="date" office:date-value="2013-03-17">
            <text:p>17/mar</text:p>
          </table:table-cell>
          <table:table-cell table:style-name="ce46" table:formula="of:=[.AK5]+1" office:value-type="date" office:date-value="2013-03-18">
            <text:p>18/mar</text:p>
          </table:table-cell>
          <table:table-cell table:style-name="ce46" table:formula="of:=[.AL5]+1" office:value-type="date" office:date-value="2013-03-19">
            <text:p>19/mar</text:p>
          </table:table-cell>
          <table:table-cell table:style-name="ce46" table:formula="of:=[.AM5]+1" office:value-type="date" office:date-value="2013-03-20">
            <text:p>20/mar</text:p>
          </table:table-cell>
          <table:table-cell table:style-name="ce46" table:formula="of:=[.AN5]+1" office:value-type="date" office:date-value="2013-03-21">
            <text:p>21/mar</text:p>
          </table:table-cell>
          <table:table-cell table:style-name="ce46" table:formula="of:=[.AO5]+1" office:value-type="date" office:date-value="2013-03-22">
            <text:p>22/mar</text:p>
          </table:table-cell>
          <table:table-cell table:style-name="ce46" table:formula="of:=[.AP5]+1" office:value-type="date" office:date-value="2013-03-23">
            <text:p>23/mar</text:p>
          </table:table-cell>
          <table:table-cell table:style-name="ce46" table:formula="of:=[.AQ5]+1" office:value-type="date" office:date-value="2013-03-24">
            <text:p>24/mar</text:p>
          </table:table-cell>
          <table:table-cell table:style-name="ce46" table:formula="of:=[.AR5]+1" office:value-type="date" office:date-value="2013-03-25">
            <text:p>25/mar</text:p>
          </table:table-cell>
          <table:table-cell table:style-name="ce46" table:formula="of:=[.AS5]+1" office:value-type="date" office:date-value="2013-03-26">
            <text:p>26/mar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11];&quot;&gt;0&quot;)" office:value-type="float" office:value="2">
            <text:p>2</text:p>
          </table:table-cell>
          <table:table-cell table:style-name="ce47" table:formula="of:=COUNTIF([.K10:.K11];&quot;&gt;0&quot;)" office:value-type="float" office:value="0">
            <text:p>0</text:p>
          </table:table-cell>
          <table:table-cell table:style-name="ce47" table:formula="of:=COUNTIF([.L10:.L11];&quot;&gt;0&quot;)" office:value-type="float" office:value="0">
            <text:p>0</text:p>
          </table:table-cell>
          <table:table-cell table:style-name="ce47" table:formula="of:=COUNTIF([.M10:.M11];&quot;&gt;0&quot;)" office:value-type="float" office:value="0">
            <text:p>0</text:p>
          </table:table-cell>
          <table:table-cell table:style-name="ce47" table:formula="of:=COUNTIF([.N10:.N11];&quot;&gt;0&quot;)" office:value-type="float" office:value="0">
            <text:p>0</text:p>
          </table:table-cell>
          <table:table-cell table:style-name="ce47" table:formula="of:=COUNTIF([.O10:.O11];&quot;&gt;0&quot;)" office:value-type="float" office:value="0">
            <text:p>0</text:p>
          </table:table-cell>
          <table:table-cell table:style-name="ce47" table:formula="of:=COUNTIF([.P10:.P11];&quot;&gt;0&quot;)" office:value-type="float" office:value="0">
            <text:p>0</text:p>
          </table:table-cell>
          <table:table-cell table:style-name="ce47" table:formula="of:=COUNTIF([.Q10:.Q11];&quot;&gt;0&quot;)" office:value-type="float" office:value="0">
            <text:p>0</text:p>
          </table:table-cell>
          <table:table-cell table:style-name="ce47" table:formula="of:=COUNTIF([.R10:.R11];&quot;&gt;0&quot;)" office:value-type="float" office:value="0">
            <text:p>0</text:p>
          </table:table-cell>
          <table:table-cell table:style-name="ce47" table:formula="of:=COUNTIF([.S10:.S11];&quot;&gt;0&quot;)" office:value-type="float" office:value="0">
            <text:p>0</text:p>
          </table:table-cell>
          <table:table-cell table:style-name="ce47" table:formula="of:=COUNTIF([.T10:.T11];&quot;&gt;0&quot;)" office:value-type="float" office:value="0">
            <text:p>0</text:p>
          </table:table-cell>
          <table:table-cell table:style-name="ce47" table:formula="of:=COUNTIF([.U10:.U11];&quot;&gt;0&quot;)" office:value-type="float" office:value="0">
            <text:p>0</text:p>
          </table:table-cell>
          <table:table-cell table:style-name="ce47" table:formula="of:=COUNTIF([.V10:.V11];&quot;&gt;0&quot;)" office:value-type="float" office:value="0">
            <text:p>0</text:p>
          </table:table-cell>
          <table:table-cell table:style-name="ce47" table:formula="of:=COUNTIF([.W10:.W11];&quot;&gt;0&quot;)" office:value-type="float" office:value="0">
            <text:p>0</text:p>
          </table:table-cell>
          <table:table-cell table:style-name="ce47" table:formula="of:=COUNTIF([.X10:.X11];&quot;&gt;0&quot;)" office:value-type="float" office:value="0">
            <text:p>0</text:p>
          </table:table-cell>
          <table:table-cell table:style-name="ce47" table:formula="of:=COUNTIF([.Y10:.Y11];&quot;&gt;0&quot;)" office:value-type="float" office:value="0">
            <text:p>0</text:p>
          </table:table-cell>
          <table:table-cell table:style-name="ce47" table:formula="of:=COUNTIF([.Z10:.Z11];&quot;&gt;0&quot;)" office:value-type="float" office:value="0">
            <text:p>0</text:p>
          </table:table-cell>
          <table:table-cell table:style-name="ce47" table:formula="of:=COUNTIF([.AA10:.AA11];&quot;&gt;0&quot;)" office:value-type="float" office:value="0">
            <text:p>0</text:p>
          </table:table-cell>
          <table:table-cell table:style-name="ce47" table:formula="of:=COUNTIF([.AB10:.AB11];&quot;&gt;0&quot;)" office:value-type="float" office:value="0">
            <text:p>0</text:p>
          </table:table-cell>
          <table:table-cell table:style-name="ce47" table:formula="of:=COUNTIF([.AC10:.AC11];&quot;&gt;0&quot;)" office:value-type="float" office:value="0">
            <text:p>0</text:p>
          </table:table-cell>
          <table:table-cell table:style-name="ce47" table:formula="of:=COUNTIF([.AD10:.AD11];&quot;&gt;0&quot;)" office:value-type="float" office:value="0">
            <text:p>0</text:p>
          </table:table-cell>
          <table:table-cell table:style-name="ce47" table:formula="of:=COUNTIF([.AE10:.AE11];&quot;&gt;0&quot;)" office:value-type="float" office:value="0">
            <text:p>0</text:p>
          </table:table-cell>
          <table:table-cell table:style-name="ce47" table:formula="of:=COUNTIF([.AF10:.AF11];&quot;&gt;0&quot;)" office:value-type="float" office:value="0">
            <text:p>0</text:p>
          </table:table-cell>
          <table:table-cell table:style-name="ce47" table:formula="of:=COUNTIF([.AG10:.AG11];&quot;&gt;0&quot;)" office:value-type="float" office:value="0">
            <text:p>0</text:p>
          </table:table-cell>
          <table:table-cell table:style-name="ce47" table:formula="of:=COUNTIF([.AH10:.AH11];&quot;&gt;0&quot;)" office:value-type="float" office:value="0">
            <text:p>0</text:p>
          </table:table-cell>
          <table:table-cell table:style-name="ce47" table:formula="of:=COUNTIF([.AI10:.AI11];&quot;&gt;0&quot;)" office:value-type="float" office:value="0">
            <text:p>0</text:p>
          </table:table-cell>
          <table:table-cell table:style-name="ce47" table:formula="of:=COUNTIF([.AJ10:.AJ11];&quot;&gt;0&quot;)" office:value-type="float" office:value="0">
            <text:p>0</text:p>
          </table:table-cell>
          <table:table-cell table:style-name="ce47" table:formula="of:=COUNTIF([.AK10:.AK11];&quot;&gt;0&quot;)" office:value-type="float" office:value="0">
            <text:p>0</text:p>
          </table:table-cell>
          <table:table-cell table:style-name="ce47" table:formula="of:=COUNTIF([.AL10:.AL11];&quot;&gt;0&quot;)" office:value-type="float" office:value="0">
            <text:p>0</text:p>
          </table:table-cell>
          <table:table-cell table:style-name="ce47" table:formula="of:=COUNTIF([.AM10:.AM11];&quot;&gt;0&quot;)" office:value-type="float" office:value="0">
            <text:p>0</text:p>
          </table:table-cell>
          <table:table-cell table:style-name="ce47" table:formula="of:=COUNTIF([.AN10:.AN11];&quot;&gt;0&quot;)" office:value-type="float" office:value="0">
            <text:p>0</text:p>
          </table:table-cell>
          <table:table-cell table:style-name="ce47" table:formula="of:=COUNTIF([.AO10:.AO11];&quot;&gt;0&quot;)" office:value-type="float" office:value="0">
            <text:p>0</text:p>
          </table:table-cell>
          <table:table-cell table:style-name="ce47" table:formula="of:=COUNTIF([.AP10:.AP11];&quot;&gt;0&quot;)" office:value-type="float" office:value="0">
            <text:p>0</text:p>
          </table:table-cell>
          <table:table-cell table:style-name="ce47" table:formula="of:=COUNTIF([.AQ10:.AQ11];&quot;&gt;0&quot;)" office:value-type="float" office:value="0">
            <text:p>0</text:p>
          </table:table-cell>
          <table:table-cell table:style-name="ce47" table:formula="of:=COUNTIF([.AR10:.AR11];&quot;&gt;0&quot;)" office:value-type="float" office:value="0">
            <text:p>0</text:p>
          </table:table-cell>
          <table:table-cell table:style-name="ce47" table:formula="of:=COUNTIF([.AS10:.AS11];&quot;&gt;0&quot;)" office:value-type="float" office:value="0">
            <text:p>0</text:p>
          </table:table-cell>
          <table:table-cell table:style-name="ce47" table:formula="of:=COUNTIF([.AT10:.AT11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7"/>
          <table:table-cell table:style-name="ce8"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11])" office:value-type="float" office:value="10">
            <text:p>10</text:p>
          </table:table-cell>
          <table:table-cell table:style-name="ce48" table:formula="of:=SUM([.K10:.K11])" office:value-type="float" office:value="0">
            <text:p>0</text:p>
          </table:table-cell>
          <table:table-cell table:style-name="ce48" table:formula="of:=SUM([.L10:.L11])" office:value-type="float" office:value="0">
            <text:p>0</text:p>
          </table:table-cell>
          <table:table-cell table:style-name="ce48" table:formula="of:=SUM([.M10:.M11])" office:value-type="float" office:value="0">
            <text:p>0</text:p>
          </table:table-cell>
          <table:table-cell table:style-name="ce48" table:formula="of:=SUM([.N10:.N11])" office:value-type="float" office:value="0">
            <text:p>0</text:p>
          </table:table-cell>
          <table:table-cell table:style-name="ce48" table:formula="of:=SUM([.O10:.O11])" office:value-type="float" office:value="0">
            <text:p>0</text:p>
          </table:table-cell>
          <table:table-cell table:style-name="ce48" table:formula="of:=SUM([.P10:.P11])" office:value-type="float" office:value="0">
            <text:p>0</text:p>
          </table:table-cell>
          <table:table-cell table:style-name="ce48" table:formula="of:=SUM([.Q10:.Q11])" office:value-type="float" office:value="0">
            <text:p>0</text:p>
          </table:table-cell>
          <table:table-cell table:style-name="ce48" table:formula="of:=SUM([.R10:.R11])" office:value-type="float" office:value="0">
            <text:p>0</text:p>
          </table:table-cell>
          <table:table-cell table:style-name="ce48" table:formula="of:=SUM([.S10:.S11])" office:value-type="float" office:value="0">
            <text:p>0</text:p>
          </table:table-cell>
          <table:table-cell table:style-name="ce48" table:formula="of:=SUM([.T10:.T11])" office:value-type="float" office:value="0">
            <text:p>0</text:p>
          </table:table-cell>
          <table:table-cell table:style-name="ce48" table:formula="of:=SUM([.U10:.U11])" office:value-type="float" office:value="0">
            <text:p>0</text:p>
          </table:table-cell>
          <table:table-cell table:style-name="ce48" table:formula="of:=SUM([.V10:.V11])" office:value-type="float" office:value="0">
            <text:p>0</text:p>
          </table:table-cell>
          <table:table-cell table:style-name="ce48" table:formula="of:=SUM([.W10:.W11])" office:value-type="float" office:value="0">
            <text:p>0</text:p>
          </table:table-cell>
          <table:table-cell table:style-name="ce48" table:formula="of:=SUM([.X10:.X11])" office:value-type="float" office:value="0">
            <text:p>0</text:p>
          </table:table-cell>
          <table:table-cell table:style-name="ce48" table:formula="of:=SUM([.Y10:.Y11])" office:value-type="float" office:value="0">
            <text:p>0</text:p>
          </table:table-cell>
          <table:table-cell table:style-name="ce48" table:formula="of:=SUM([.Z10:.Z11])" office:value-type="float" office:value="0">
            <text:p>0</text:p>
          </table:table-cell>
          <table:table-cell table:style-name="ce48" table:formula="of:=SUM([.AA10:.AA11])" office:value-type="float" office:value="0">
            <text:p>0</text:p>
          </table:table-cell>
          <table:table-cell table:style-name="ce48" table:formula="of:=SUM([.AB10:.AB11])" office:value-type="float" office:value="0">
            <text:p>0</text:p>
          </table:table-cell>
          <table:table-cell table:style-name="ce48" table:formula="of:=SUM([.AC10:.AC11])" office:value-type="float" office:value="0">
            <text:p>0</text:p>
          </table:table-cell>
          <table:table-cell table:style-name="ce48" table:formula="of:=SUM([.AD10:.AD11])" office:value-type="float" office:value="0">
            <text:p>0</text:p>
          </table:table-cell>
          <table:table-cell table:style-name="ce48" table:formula="of:=SUM([.AE10:.AE11])" office:value-type="float" office:value="0">
            <text:p>0</text:p>
          </table:table-cell>
          <table:table-cell table:style-name="ce48" table:formula="of:=SUM([.AF10:.AF11])" office:value-type="float" office:value="0">
            <text:p>0</text:p>
          </table:table-cell>
          <table:table-cell table:style-name="ce48" table:formula="of:=SUM([.AG10:.AG11])" office:value-type="float" office:value="0">
            <text:p>0</text:p>
          </table:table-cell>
          <table:table-cell table:style-name="ce48" table:formula="of:=SUM([.AH10:.AH11])" office:value-type="float" office:value="0">
            <text:p>0</text:p>
          </table:table-cell>
          <table:table-cell table:style-name="ce48" table:formula="of:=SUM([.AI10:.AI11])" office:value-type="float" office:value="0">
            <text:p>0</text:p>
          </table:table-cell>
          <table:table-cell table:style-name="ce48" table:formula="of:=SUM([.AJ10:.AJ11])" office:value-type="float" office:value="0">
            <text:p>0</text:p>
          </table:table-cell>
          <table:table-cell table:style-name="ce48" table:formula="of:=SUM([.AK10:.AK11])" office:value-type="float" office:value="0">
            <text:p>0</text:p>
          </table:table-cell>
          <table:table-cell table:style-name="ce48" table:formula="of:=SUM([.AL10:.AL11])" office:value-type="float" office:value="0">
            <text:p>0</text:p>
          </table:table-cell>
          <table:table-cell table:style-name="ce48" table:formula="of:=SUM([.AM10:.AM11])" office:value-type="float" office:value="0">
            <text:p>0</text:p>
          </table:table-cell>
          <table:table-cell table:style-name="ce48" table:formula="of:=SUM([.AN10:.AN11])" office:value-type="float" office:value="0">
            <text:p>0</text:p>
          </table:table-cell>
          <table:table-cell table:style-name="ce48" table:formula="of:=SUM([.AO10:.AO11])" office:value-type="float" office:value="0">
            <text:p>0</text:p>
          </table:table-cell>
          <table:table-cell table:style-name="ce48" table:formula="of:=SUM([.AP10:.AP11])" office:value-type="float" office:value="0">
            <text:p>0</text:p>
          </table:table-cell>
          <table:table-cell table:style-name="ce48" table:formula="of:=SUM([.AQ10:.AQ11])" office:value-type="float" office:value="0">
            <text:p>0</text:p>
          </table:table-cell>
          <table:table-cell table:style-name="ce48" table:formula="of:=SUM([.AR10:.AR11])" office:value-type="float" office:value="0">
            <text:p>0</text:p>
          </table:table-cell>
          <table:table-cell table:style-name="ce48" table:formula="of:=SUM([.AS10:.AS11])" office:value-type="float" office:value="0">
            <text:p>0</text:p>
          </table:table-cell>
          <table:table-cell table:style-name="ce48" table:formula="of:=SUM([.AT10:.AT11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number-columns-repeated="28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Ingreso de curso aprobado</text:p>
          </table:table-cell>
          <table:covered-table-cell table:style-name="ce36"/>
          <table:table-cell table:style-name="ce38" office:value-type="string" table:number-columns-spanned="2" table:number-rows-spanned="1">
            <text:p>Creación de caso de uso</text:p>
          </table:table-cell>
          <table:covered-table-cell table:style-name="ce39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4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6"/>
          <table:table-cell table:style-name="ce38" office:value-type="string" table:number-columns-spanned="2" table:number-rows-spanned="1">
            <text:p>Implementación del caso de uso</text:p>
          </table:table-cell>
          <table:covered-table-cell table:style-name="ce39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8">
            <text:p>8</text:p>
          </table:table-cell>
          <table:table-cell table:style-name="ce54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8" table:number-columns-repeated="8"/>
          <table:table-cell table:style-name="ce52" table:formula="of:=[.J5]" office:value-type="date" office:date-value="2013-02-18">
            <text:p>18/feb</text:p>
          </table:table-cell>
          <table:table-cell table:style-name="ce52" table:formula="of:=[.K5]" office:value-type="date" office:date-value="2013-02-19">
            <text:p>19/feb</text:p>
          </table:table-cell>
          <table:table-cell table:style-name="ce52" table:formula="of:=[.L5]" office:value-type="date" office:date-value="2013-02-20">
            <text:p>20/feb</text:p>
          </table:table-cell>
          <table:table-cell table:style-name="ce52" table:formula="of:=[.M5]" office:value-type="date" office:date-value="2013-02-21">
            <text:p>21/feb</text:p>
          </table:table-cell>
          <table:table-cell table:style-name="ce52" table:formula="of:=[.N5]" office:value-type="date" office:date-value="2013-02-22">
            <text:p>22/feb</text:p>
          </table:table-cell>
          <table:table-cell table:style-name="ce52" table:formula="of:=[.O5]" office:value-type="date" office:date-value="2013-02-23">
            <text:p>23/feb</text:p>
          </table:table-cell>
          <table:table-cell table:style-name="ce52" table:formula="of:=[.P5]" office:value-type="date" office:date-value="2013-02-24">
            <text:p>24/feb</text:p>
          </table:table-cell>
          <table:table-cell table:style-name="ce52" table:formula="of:=[.Q5]" office:value-type="date" office:date-value="2013-02-25">
            <text:p>25/feb</text:p>
          </table:table-cell>
          <table:table-cell table:style-name="ce52" table:formula="of:=[.R5]" office:value-type="date" office:date-value="2013-02-26">
            <text:p>26/feb</text:p>
          </table:table-cell>
          <table:table-cell table:style-name="ce52" table:formula="of:=[.S5]" office:value-type="date" office:date-value="2013-02-27">
            <text:p>27/feb</text:p>
          </table:table-cell>
          <table:table-cell table:style-name="ce52" table:formula="of:=[.T5]" office:value-type="date" office:date-value="2013-02-28">
            <text:p>28/feb</text:p>
          </table:table-cell>
          <table:table-cell table:style-name="ce52" table:formula="of:=[.U5]" office:value-type="date" office:date-value="2013-03-01">
            <text:p>01/mar</text:p>
          </table:table-cell>
          <table:table-cell table:style-name="ce52" table:formula="of:=[.V5]" office:value-type="date" office:date-value="2013-03-02">
            <text:p>02/mar</text:p>
          </table:table-cell>
          <table:table-cell table:style-name="ce52" table:formula="of:=[.W5]" office:value-type="date" office:date-value="2013-03-03">
            <text:p>03/mar</text:p>
          </table:table-cell>
          <table:table-cell table:style-name="ce52" table:formula="of:=[.X5]" office:value-type="date" office:date-value="2013-03-04">
            <text:p>04/mar</text:p>
          </table:table-cell>
          <table:table-cell table:style-name="ce52" table:formula="of:=[.Y5]" office:value-type="date" office:date-value="2013-03-05">
            <text:p>05/mar</text:p>
          </table:table-cell>
          <table:table-cell table:style-name="ce52" table:formula="of:=[.Z5]" office:value-type="date" office:date-value="2013-03-06">
            <text:p>06/mar</text:p>
          </table:table-cell>
          <table:table-cell table:style-name="ce52" table:formula="of:=[.AA5]" office:value-type="date" office:date-value="2013-03-07">
            <text:p>07/mar</text:p>
          </table:table-cell>
          <table:table-cell table:style-name="ce52" table:formula="of:=[.AB5]" office:value-type="date" office:date-value="2013-03-08">
            <text:p>08/mar</text:p>
          </table:table-cell>
          <table:table-cell table:style-name="ce52" table:formula="of:=[.AC5]" office:value-type="date" office:date-value="2013-03-09">
            <text:p>09/mar</text:p>
          </table:table-cell>
          <table:table-cell table:style-name="ce52" table:formula="of:=[.AD5]" office:value-type="date" office:date-value="2013-03-10">
            <text:p>10/mar</text:p>
          </table:table-cell>
          <table:table-cell table:style-name="ce52" table:formula="of:=[.AE5]" office:value-type="date" office:date-value="2013-03-11">
            <text:p>11/mar</text:p>
          </table:table-cell>
          <table:table-cell table:style-name="ce52" table:formula="of:=[.AF5]" office:value-type="date" office:date-value="2013-03-12">
            <text:p>12/mar</text:p>
          </table:table-cell>
          <table:table-cell table:style-name="ce52" table:formula="of:=[.AG5]" office:value-type="date" office:date-value="2013-03-13">
            <text:p>13/mar</text:p>
          </table:table-cell>
          <table:table-cell table:style-name="ce52" table:formula="of:=[.AH5]" office:value-type="date" office:date-value="2013-03-14">
            <text:p>14/mar</text:p>
          </table:table-cell>
          <table:table-cell table:style-name="ce52" table:formula="of:=[.AI5]" office:value-type="date" office:date-value="2013-03-15">
            <text:p>15/mar</text:p>
          </table:table-cell>
          <table:table-cell table:style-name="ce52" table:formula="of:=[.AJ5]" office:value-type="date" office:date-value="2013-03-16">
            <text:p>16/mar</text:p>
          </table:table-cell>
          <table:table-cell table:style-name="ce52" table:formula="of:=[.AK5]" office:value-type="date" office:date-value="2013-03-17">
            <text:p>17/mar</text:p>
          </table:table-cell>
          <table:table-cell table:style-name="ce52" table:formula="of:=[.AL5]" office:value-type="date" office:date-value="2013-03-18">
            <text:p>18/mar</text:p>
          </table:table-cell>
          <table:table-cell table:style-name="ce52" table:formula="of:=[.AM5]" office:value-type="date" office:date-value="2013-03-19">
            <text:p>19/mar</text:p>
          </table:table-cell>
          <table:table-cell table:style-name="ce52" table:formula="of:=[.AN5]" office:value-type="date" office:date-value="2013-03-20">
            <text:p>20/mar</text:p>
          </table:table-cell>
          <table:table-cell table:style-name="ce52" table:formula="of:=[.AO5]" office:value-type="date" office:date-value="2013-03-21">
            <text:p>21/mar</text:p>
          </table:table-cell>
          <table:table-cell table:style-name="ce52" table:formula="of:=[.AP5]" office:value-type="date" office:date-value="2013-03-22">
            <text:p>22/mar</text:p>
          </table:table-cell>
          <table:table-cell table:style-name="ce52" table:formula="of:=[.AQ5]" office:value-type="date" office:date-value="2013-03-23">
            <text:p>23/mar</text:p>
          </table:table-cell>
          <table:table-cell table:style-name="ce52" table:formula="of:=[.AR5]" office:value-type="date" office:date-value="2013-03-24">
            <text:p>24/mar</text:p>
          </table:table-cell>
          <table:table-cell table:style-name="ce52" table:formula="of:=[.AS5]" office:value-type="date" office:date-value="2013-03-25">
            <text:p>25/mar</text:p>
          </table:table-cell>
          <table:table-cell table:style-name="ce52" table:formula="of:=[.AT5]" office:value-type="date" office:date-value="2013-03-26">
            <text:p>26/mar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11];[.I13];[.J10:.J11])" office:value-type="float" office:value="10">
            <text:p>10</text:p>
          </table:table-cell>
          <table:table-cell table:style-name="ce43" table:formula="of:=SUMIF([.I10:.I11];[.I13];[.K10:.K11])" office:value-type="float" office:value="0">
            <text:p>0</text:p>
          </table:table-cell>
          <table:table-cell table:style-name="ce43" table:formula="of:=SUMIF([.I10:.I11];[.I13];[.L10:.L11])" office:value-type="float" office:value="0">
            <text:p>0</text:p>
          </table:table-cell>
          <table:table-cell table:style-name="ce43" table:formula="of:=SUMIF([.I10:.I11];[.I13];[.M10:.M11])" office:value-type="float" office:value="0">
            <text:p>0</text:p>
          </table:table-cell>
          <table:table-cell table:style-name="ce43" table:formula="of:=SUMIF([.I10:.I11];[.I13];[.N10:.N11])" office:value-type="float" office:value="0">
            <text:p>0</text:p>
          </table:table-cell>
          <table:table-cell table:style-name="ce43" table:formula="of:=SUMIF([.I10:.I11];[.I13];[.O10:.O11])" office:value-type="float" office:value="0">
            <text:p>0</text:p>
          </table:table-cell>
          <table:table-cell table:style-name="ce43" table:formula="of:=SUMIF([.I10:.I11];[.I13];[.P10:.P11])" office:value-type="float" office:value="0">
            <text:p>0</text:p>
          </table:table-cell>
          <table:table-cell table:style-name="ce43" table:formula="of:=SUMIF([.I10:.I11];[.I13];[.Q10:.Q11])" office:value-type="float" office:value="0">
            <text:p>0</text:p>
          </table:table-cell>
          <table:table-cell table:style-name="ce43" table:formula="of:=SUMIF([.I10:.I11];[.I13];[.R10:.R11])" office:value-type="float" office:value="0">
            <text:p>0</text:p>
          </table:table-cell>
          <table:table-cell table:style-name="ce43" table:formula="of:=SUMIF([.I10:.I11];[.I13];[.S10:.S11])" office:value-type="float" office:value="0">
            <text:p>0</text:p>
          </table:table-cell>
          <table:table-cell table:style-name="ce43" table:formula="of:=SUMIF([.I10:.I11];[.I13];[.T10:.T11])" office:value-type="float" office:value="0">
            <text:p>0</text:p>
          </table:table-cell>
          <table:table-cell table:style-name="ce43" table:formula="of:=SUMIF([.I10:.I11];[.I13];[.U10:.U11])" office:value-type="float" office:value="0">
            <text:p>0</text:p>
          </table:table-cell>
          <table:table-cell table:style-name="ce43" table:formula="of:=SUMIF([.I10:.I11];[.I13];[.V10:.V11])" office:value-type="float" office:value="0">
            <text:p>0</text:p>
          </table:table-cell>
          <table:table-cell table:style-name="ce43" table:formula="of:=SUMIF([.I10:.I11];[.I13];[.W10:.W11])" office:value-type="float" office:value="0">
            <text:p>0</text:p>
          </table:table-cell>
          <table:table-cell table:style-name="ce43" table:formula="of:=SUMIF([.I10:.I11];[.I13];[.X10:.X11])" office:value-type="float" office:value="0">
            <text:p>0</text:p>
          </table:table-cell>
          <table:table-cell table:style-name="ce43" table:formula="of:=SUMIF([.I10:.I11];[.I13];[.Y10:.Y11])" office:value-type="float" office:value="0">
            <text:p>0</text:p>
          </table:table-cell>
          <table:table-cell table:style-name="ce43" table:formula="of:=SUMIF([.I10:.I11];[.I13];[.Z10:.Z11])" office:value-type="float" office:value="0">
            <text:p>0</text:p>
          </table:table-cell>
          <table:table-cell table:style-name="ce43" table:formula="of:=SUMIF([.I10:.I11];[.I13];[.AA10:.AA11])" office:value-type="float" office:value="0">
            <text:p>0</text:p>
          </table:table-cell>
          <table:table-cell table:style-name="ce43" table:formula="of:=SUMIF([.I10:.I11];[.I13];[.AB10:.AB11])" office:value-type="float" office:value="0">
            <text:p>0</text:p>
          </table:table-cell>
          <table:table-cell table:style-name="ce43" table:formula="of:=SUMIF([.I10:.I11];[.I13];[.AC10:.AC11])" office:value-type="float" office:value="0">
            <text:p>0</text:p>
          </table:table-cell>
          <table:table-cell table:style-name="ce43" table:formula="of:=SUMIF([.I10:.I11];[.I13];[.AD10:.AD11])" office:value-type="float" office:value="0">
            <text:p>0</text:p>
          </table:table-cell>
          <table:table-cell table:style-name="ce43" table:formula="of:=SUMIF([.L10:.L11];[.L13];[.AE10:.AE11])" office:value-type="float" office:value="0">
            <text:p>0</text:p>
          </table:table-cell>
          <table:table-cell table:style-name="ce43" table:formula="of:=SUMIF([.I10:.I10];[.I13];[.AF10:.AF10])" office:value-type="float" office:value="0">
            <text:p>0</text:p>
          </table:table-cell>
          <table:table-cell table:style-name="ce43" table:formula="of:=SUMIF([.I10:.I10];[.I13];[.AG10:.AG10])" office:value-type="float" office:value="0">
            <text:p>0</text:p>
          </table:table-cell>
          <table:table-cell table:style-name="ce43" table:formula="of:=SUMIF([.I10:.I10];[.I13];[.AH10:.AH10])" office:value-type="float" office:value="0">
            <text:p>0</text:p>
          </table:table-cell>
          <table:table-cell table:style-name="ce43" table:formula="of:=SUMIF([.J10:.J10];[.J13];[.AI10:.AI10])" office:value-type="float" office:value="0">
            <text:p>0</text:p>
          </table:table-cell>
          <table:table-cell table:style-name="ce43" table:formula="of:=SUMIF([.K10:.K10];[.K13];[.AJ10:.AJ10])" office:value-type="float" office:value="0">
            <text:p>0</text:p>
          </table:table-cell>
          <table:table-cell table:style-name="ce43" table:formula="of:=SUMIF([.L10:.L10];[.L13];[.AK10:.AK10])" office:value-type="float" office:value="0">
            <text:p>0</text:p>
          </table:table-cell>
          <table:table-cell table:style-name="ce43" table:formula="of:=SUMIF([.M10:.M10];[.M13];[.AL10:.AL10])" office:value-type="float" office:value="0">
            <text:p>0</text:p>
          </table:table-cell>
          <table:table-cell table:style-name="ce43" table:formula="of:=SUMIF([.N10:.N10];[.N13];[.AM10:.AM10])" office:value-type="float" office:value="0">
            <text:p>0</text:p>
          </table:table-cell>
          <table:table-cell table:style-name="ce43" table:formula="of:=SUMIF([.O10:.O10];[.O13];[.AN10:.AN10])" office:value-type="float" office:value="0">
            <text:p>0</text:p>
          </table:table-cell>
          <table:table-cell table:style-name="ce43" table:formula="of:=SUMIF([.P10:.P10];[.P13];[.AO10:.AO10])" office:value-type="float" office:value="0">
            <text:p>0</text:p>
          </table:table-cell>
          <table:table-cell table:style-name="ce43" table:formula="of:=SUMIF([.Q10:.Q10];[.Q13];[.AP10:.AP10])" office:value-type="float" office:value="0">
            <text:p>0</text:p>
          </table:table-cell>
          <table:table-cell table:style-name="ce43" table:formula="of:=SUMIF([.R10:.R10];[.R13];[.AQ10:.AQ10])" office:value-type="float" office:value="0">
            <text:p>0</text:p>
          </table:table-cell>
          <table:table-cell table:style-name="ce43" table:formula="of:=SUMIF([.S10:.S10];[.S13];[.AR10:.AR10])" office:value-type="float" office:value="0">
            <text:p>0</text:p>
          </table:table-cell>
          <table:table-cell table:style-name="ce43" table:formula="of:=SUMIF([.T10:.T10];[.T13];[.AS10:.AS10])" office:value-type="float" office:value="0">
            <text:p>0</text:p>
          </table:table-cell>
          <table:table-cell table:style-name="ce43" table:formula="of:=SUMIF([.U10:.U10];[.U13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5"/>
          <table:table-cell table:style-name="ce43" table:formula="of:=SUMIF([.I10:.I10];[.I14];[.J10:.J10])" office:value-type="float" office:value="0">
            <text:p>0</text:p>
          </table:table-cell>
          <table:table-cell table:style-name="ce43" table:formula="of:=SUMIF([.I10:.I10];[.I14];[.K10:.K10])" office:value-type="float" office:value="0">
            <text:p>0</text:p>
          </table:table-cell>
          <table:table-cell table:style-name="ce43" table:formula="of:=SUMIF([.I10:.I10];[.I14];[.L10:.L10])" office:value-type="float" office:value="0">
            <text:p>0</text:p>
          </table:table-cell>
          <table:table-cell table:style-name="ce43" table:formula="of:=SUMIF([.I10:.I10];[.I14];[.M10:.M10])" office:value-type="float" office:value="0">
            <text:p>0</text:p>
          </table:table-cell>
          <table:table-cell table:style-name="ce43" table:formula="of:=SUMIF([.I10:.I10];[.I14];[.N10:.N10])" office:value-type="float" office:value="0">
            <text:p>0</text:p>
          </table:table-cell>
          <table:table-cell table:style-name="ce43" table:formula="of:=SUMIF([.I10:.I10];[.I14];[.O10:.O10])" office:value-type="float" office:value="0">
            <text:p>0</text:p>
          </table:table-cell>
          <table:table-cell table:style-name="ce43" table:formula="of:=SUMIF([.I10:.I10];[.I14];[.P10:.P10])" office:value-type="float" office:value="0">
            <text:p>0</text:p>
          </table:table-cell>
          <table:table-cell table:style-name="ce43" table:formula="of:=SUMIF([.I10:.I10];[.I14];[.Q10:.Q10])" office:value-type="float" office:value="0">
            <text:p>0</text:p>
          </table:table-cell>
          <table:table-cell table:style-name="ce43" table:formula="of:=SUMIF([.I10:.I10];[.I14];[.R10:.R10])" office:value-type="float" office:value="0">
            <text:p>0</text:p>
          </table:table-cell>
          <table:table-cell table:style-name="ce43" table:formula="of:=SUMIF([.I10:.I10];[.I14];[.S10:.S10])" office:value-type="float" office:value="0">
            <text:p>0</text:p>
          </table:table-cell>
          <table:table-cell table:style-name="ce43" table:formula="of:=SUMIF([.I10:.I10];[.I14];[.T10:.T10])" office:value-type="float" office:value="0">
            <text:p>0</text:p>
          </table:table-cell>
          <table:table-cell table:style-name="ce43" table:formula="of:=SUMIF([.I10:.I10];[.I14];[.U10:.U10])" office:value-type="float" office:value="0">
            <text:p>0</text:p>
          </table:table-cell>
          <table:table-cell table:style-name="ce43" table:formula="of:=SUMIF([.I10:.I10];[.I14];[.V10:.V10])" office:value-type="float" office:value="0">
            <text:p>0</text:p>
          </table:table-cell>
          <table:table-cell table:style-name="ce43" table:formula="of:=SUMIF([.I10:.I10];[.I14];[.W10:.W10])" office:value-type="float" office:value="0">
            <text:p>0</text:p>
          </table:table-cell>
          <table:table-cell table:style-name="ce43" table:formula="of:=SUMIF([.I10:.I10];[.I14];[.X10:.X10])" office:value-type="float" office:value="0">
            <text:p>0</text:p>
          </table:table-cell>
          <table:table-cell table:style-name="ce43" table:formula="of:=SUMIF([.I10:.I10];[.I14];[.Y10:.Y10])" office:value-type="float" office:value="0">
            <text:p>0</text:p>
          </table:table-cell>
          <table:table-cell table:style-name="ce43" table:formula="of:=SUMIF([.I10:.I10];[.I14];[.Z10:.Z10])" office:value-type="float" office:value="0">
            <text:p>0</text:p>
          </table:table-cell>
          <table:table-cell table:style-name="ce43" table:formula="of:=SUMIF([.I10:.I10];[.I14];[.AA10:.AA10])" office:value-type="float" office:value="0">
            <text:p>0</text:p>
          </table:table-cell>
          <table:table-cell table:style-name="ce56" table:formula="of:=SUMIF([.I10:.I10];[.I14];[.AB10:.AB10])" office:value-type="float" office:value="0">
            <text:p>0</text:p>
          </table:table-cell>
          <table:table-cell table:style-name="ce43" table:formula="of:=SUMIF([.I10:.I10];[.I14];[.AC10:.AC10])" office:value-type="float" office:value="0">
            <text:p>0</text:p>
          </table:table-cell>
          <table:table-cell table:style-name="ce43" table:formula="of:=SUMIF([.I10:.I10];[.I14];[.AD10:.AD10])" office:value-type="float" office:value="0">
            <text:p>0</text:p>
          </table:table-cell>
          <table:table-cell table:style-name="ce43" table:formula="of:=SUMIF([.I10:.I10];[.I14];[.AE10:.AE10])" office:value-type="float" office:value="0">
            <text:p>0</text:p>
          </table:table-cell>
          <table:table-cell table:style-name="ce43" table:formula="of:=SUMIF([.I10:.I10];[.I14];[.AF10:.AF10])" office:value-type="float" office:value="0">
            <text:p>0</text:p>
          </table:table-cell>
          <table:table-cell table:style-name="ce43" table:formula="of:=SUMIF([.I10:.I10];[.I14];[.AG10:.AG10])" office:value-type="float" office:value="0">
            <text:p>0</text:p>
          </table:table-cell>
          <table:table-cell table:style-name="ce43" table:formula="of:=SUMIF([.I10:.I10];[.I14];[.AH10:.AH10])" office:value-type="float" office:value="0">
            <text:p>0</text:p>
          </table:table-cell>
          <table:table-cell table:style-name="ce43" table:formula="of:=SUMIF([.J10:.J10];[.J14];[.AI10:.AI10])" office:value-type="float" office:value="0">
            <text:p>0</text:p>
          </table:table-cell>
          <table:table-cell table:style-name="ce43" table:formula="of:=SUMIF([.K10:.K10];[.K14];[.AJ10:.AJ10])" office:value-type="float" office:value="0">
            <text:p>0</text:p>
          </table:table-cell>
          <table:table-cell table:style-name="ce43" table:formula="of:=SUMIF([.L10:.L10];[.L14];[.AK10:.AK10])" office:value-type="float" office:value="0">
            <text:p>0</text:p>
          </table:table-cell>
          <table:table-cell table:style-name="ce43" table:formula="of:=SUMIF([.M10:.M10];[.M14];[.AL10:.AL10])" office:value-type="float" office:value="0">
            <text:p>0</text:p>
          </table:table-cell>
          <table:table-cell table:style-name="ce43" table:formula="of:=SUMIF([.N10:.N10];[.N14];[.AM10:.AM10])" office:value-type="float" office:value="0">
            <text:p>0</text:p>
          </table:table-cell>
          <table:table-cell table:style-name="ce43" table:formula="of:=SUMIF([.O10:.O10];[.O14];[.AN10:.AN10])" office:value-type="float" office:value="0">
            <text:p>0</text:p>
          </table:table-cell>
          <table:table-cell table:style-name="ce43" table:formula="of:=SUMIF([.P10:.P10];[.P14];[.AO10:.AO10])" office:value-type="float" office:value="0">
            <text:p>0</text:p>
          </table:table-cell>
          <table:table-cell table:style-name="ce43" table:formula="of:=SUMIF([.Q10:.Q10];[.Q14];[.AP10:.AP10])" office:value-type="float" office:value="0">
            <text:p>0</text:p>
          </table:table-cell>
          <table:table-cell table:style-name="ce43" table:formula="of:=SUMIF([.R10:.R10];[.R14];[.AQ10:.AQ10])" office:value-type="float" office:value="0">
            <text:p>0</text:p>
          </table:table-cell>
          <table:table-cell table:style-name="ce43" table:formula="of:=SUMIF([.S10:.S10];[.S14];[.AR10:.AR10])" office:value-type="float" office:value="0">
            <text:p>0</text:p>
          </table:table-cell>
          <table:table-cell table:style-name="ce43" table:formula="of:=SUMIF([.T10:.T10];[.T14];[.AS10:.AS10])" office:value-type="float" office:value="0">
            <text:p>0</text:p>
          </table:table-cell>
          <table:table-cell table:style-name="ce43" table:formula="of:=SUMIF([.U10:.U10];[.U14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4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31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51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61cm">
            <draw:object draw:notify-on-update-of-ranges="Sprint.J12:Sprint.AH12 Sprint.I13:Sprint.I13 Sprint.J13:Sprint.AH13 Sprint.I14:Sprint.I14 Sprint.J14:Sprint.AH1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7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8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/02/2013</text:date>, <text:time>08:58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3-02-18T08:58:44.96</dc:date>
    <meta:generator>OpenOffice.org/3.4.1$Win32 OpenOffice.org_project/341m1$Build-9593</meta:generator>
    <meta:editing-duration>P2DT28M</meta:editing-duration>
    <meta:editing-cycles>160</meta:editing-cycles>
    <meta:document-statistic meta:table-count="4" meta:cell-count="32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962cm" svg:y="2.485cm" svg:width="34.789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323">
                <text:p>41320</text:p>
                <draw:g>
                  <svg:desc>Sprint.J5:Sprint.AH5</svg:desc>
                </draw:g>
              </table:table-cell>
              <table:table-cell office:value-type="float" office:value="41324">
                <text:p>41320</text:p>
              </table:table-cell>
              <table:table-cell office:value-type="float" office:value="41325">
                <text:p>41330</text:p>
              </table:table-cell>
              <table:table-cell office:value-type="float" office:value="41326">
                <text:p>41330</text:p>
              </table:table-cell>
              <table:table-cell office:value-type="float" office:value="41327">
                <text:p>41330</text:p>
              </table:table-cell>
              <table:table-cell office:value-type="float" office:value="41328">
                <text:p>41330</text:p>
              </table:table-cell>
              <table:table-cell office:value-type="float" office:value="41329">
                <text:p>41330</text:p>
              </table:table-cell>
              <table:table-cell office:value-type="float" office:value="41330">
                <text:p>41330</text:p>
              </table:table-cell>
              <table:table-cell office:value-type="float" office:value="41331">
                <text:p>41330</text:p>
              </table:table-cell>
              <table:table-cell office:value-type="float" office:value="41332">
                <text:p>41330</text:p>
              </table:table-cell>
              <table:table-cell office:value-type="float" office:value="41333">
                <text:p>41330</text:p>
              </table:table-cell>
              <table:table-cell office:value-type="float" office:value="41334">
                <text:p>41330</text:p>
              </table:table-cell>
              <table:table-cell office:value-type="float" office:value="41335">
                <text:p>41340</text:p>
              </table:table-cell>
              <table:table-cell office:value-type="float" office:value="41336">
                <text:p>41340</text:p>
              </table:table-cell>
              <table:table-cell office:value-type="float" office:value="41337">
                <text:p>41340</text:p>
              </table:table-cell>
              <table:table-cell office:value-type="float" office:value="41338">
                <text:p>41340</text:p>
              </table:table-cell>
              <table:table-cell office:value-type="float" office:value="41339">
                <text:p>41340</text:p>
              </table:table-cell>
              <table:table-cell office:value-type="float" office:value="41340">
                <text:p>41340</text:p>
              </table:table-cell>
              <table:table-cell office:value-type="float" office:value="41341">
                <text:p>41340</text:p>
              </table:table-cell>
              <table:table-cell office:value-type="float" office:value="41342">
                <text:p>41340</text:p>
              </table:table-cell>
              <table:table-cell office:value-type="float" office:value="41343">
                <text:p>41340</text:p>
              </table:table-cell>
              <table:table-cell office:value-type="float" office:value="41344">
                <text:p>41340</text:p>
              </table:table-cell>
              <table:table-cell office:value-type="float" office:value="41345">
                <text:p>41350</text:p>
              </table:table-cell>
              <table:table-cell office:value-type="float" office:value="41346">
                <text:p>41350</text:p>
              </table:table-cell>
              <table:table-cell office:value-type="float" office:value="41347">
                <text:p>4135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I12:Sprint.AH14" chart:data-source-has-labels="both" svg:x="2.129cm" svg:y="2.246cm" svg:width="36.272cm" svg:height="7.354cm">
          <chartooo:coordinate-region svg:x="2.856cm" svg:y="2.485cm" svg:width="34.895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2:Sprint.AH12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3:Sprint.AH13" chart:label-cell-address="Sprint.I13:Sprint.I13" chart:class="chart:line">
            <chart:data-point chart:repeated="25"/>
          </chart:series>
          <chart:series chart:style-name="ch11" chart:values-cell-range-address="Sprint.J14:Sprint.AH14" chart:label-cell-address="Sprint.I14:Sprint.I14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323">
                <text:p>41320</text:p>
                <draw:g>
                  <svg:desc>Sprint.J12:Sprint.AH12</svg:desc>
                </draw:g>
              </table:table-cell>
              <table:table-cell office:value-type="float" office:value="41324">
                <text:p>41320</text:p>
              </table:table-cell>
              <table:table-cell office:value-type="float" office:value="41325">
                <text:p>41330</text:p>
              </table:table-cell>
              <table:table-cell office:value-type="float" office:value="41326">
                <text:p>41330</text:p>
              </table:table-cell>
              <table:table-cell office:value-type="float" office:value="41327">
                <text:p>41330</text:p>
              </table:table-cell>
              <table:table-cell office:value-type="float" office:value="41328">
                <text:p>41330</text:p>
              </table:table-cell>
              <table:table-cell office:value-type="float" office:value="41329">
                <text:p>41330</text:p>
              </table:table-cell>
              <table:table-cell office:value-type="float" office:value="41330">
                <text:p>41330</text:p>
              </table:table-cell>
              <table:table-cell office:value-type="float" office:value="41331">
                <text:p>41330</text:p>
              </table:table-cell>
              <table:table-cell office:value-type="float" office:value="41332">
                <text:p>41330</text:p>
              </table:table-cell>
              <table:table-cell office:value-type="float" office:value="41333">
                <text:p>41330</text:p>
              </table:table-cell>
              <table:table-cell office:value-type="float" office:value="41334">
                <text:p>41330</text:p>
              </table:table-cell>
              <table:table-cell office:value-type="float" office:value="41335">
                <text:p>41340</text:p>
              </table:table-cell>
              <table:table-cell office:value-type="float" office:value="41336">
                <text:p>41340</text:p>
              </table:table-cell>
              <table:table-cell office:value-type="float" office:value="41337">
                <text:p>41340</text:p>
              </table:table-cell>
              <table:table-cell office:value-type="float" office:value="41338">
                <text:p>41340</text:p>
              </table:table-cell>
              <table:table-cell office:value-type="float" office:value="41339">
                <text:p>41340</text:p>
              </table:table-cell>
              <table:table-cell office:value-type="float" office:value="41340">
                <text:p>41340</text:p>
              </table:table-cell>
              <table:table-cell office:value-type="float" office:value="41341">
                <text:p>41340</text:p>
              </table:table-cell>
              <table:table-cell office:value-type="float" office:value="41342">
                <text:p>41340</text:p>
              </table:table-cell>
              <table:table-cell office:value-type="float" office:value="41343">
                <text:p>41340</text:p>
              </table:table-cell>
              <table:table-cell office:value-type="float" office:value="41344">
                <text:p>41340</text:p>
              </table:table-cell>
              <table:table-cell office:value-type="float" office:value="41345">
                <text:p>41350</text:p>
              </table:table-cell>
              <table:table-cell office:value-type="float" office:value="41346">
                <text:p>41350</text:p>
              </table:table-cell>
              <table:table-cell office:value-type="float" office:value="41347">
                <text:p>4135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3:Sprint.I13</svg:desc>
                </draw:g>
              </table:table-cell>
              <table:table-cell office:value-type="float" office:value="10">
                <text:p>10</text:p>
                <draw:g>
                  <svg:desc>Sprint.J13:Sprint.AH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4:Sprint.I14</svg:desc>
                </draw:g>
              </table:table-cell>
              <table:table-cell office:value-type="float" office:value="0">
                <text:p>0</text:p>
                <draw:g>
                  <svg:desc>Sprint.J14:Sprint.AH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323">
                <text:p>41320</text:p>
                <draw:g>
                  <svg:desc>Sprint.J5:Sprint.AH5</svg:desc>
                </draw:g>
              </table:table-cell>
              <table:table-cell office:value-type="float" office:value="41324">
                <text:p>41320</text:p>
              </table:table-cell>
              <table:table-cell office:value-type="float" office:value="41325">
                <text:p>41330</text:p>
              </table:table-cell>
              <table:table-cell office:value-type="float" office:value="41326">
                <text:p>41330</text:p>
              </table:table-cell>
              <table:table-cell office:value-type="float" office:value="41327">
                <text:p>41330</text:p>
              </table:table-cell>
              <table:table-cell office:value-type="float" office:value="41328">
                <text:p>41330</text:p>
              </table:table-cell>
              <table:table-cell office:value-type="float" office:value="41329">
                <text:p>41330</text:p>
              </table:table-cell>
              <table:table-cell office:value-type="float" office:value="41330">
                <text:p>41330</text:p>
              </table:table-cell>
              <table:table-cell office:value-type="float" office:value="41331">
                <text:p>41330</text:p>
              </table:table-cell>
              <table:table-cell office:value-type="float" office:value="41332">
                <text:p>41330</text:p>
              </table:table-cell>
              <table:table-cell office:value-type="float" office:value="41333">
                <text:p>41330</text:p>
              </table:table-cell>
              <table:table-cell office:value-type="float" office:value="41334">
                <text:p>41330</text:p>
              </table:table-cell>
              <table:table-cell office:value-type="float" office:value="41335">
                <text:p>41340</text:p>
              </table:table-cell>
              <table:table-cell office:value-type="float" office:value="41336">
                <text:p>41340</text:p>
              </table:table-cell>
              <table:table-cell office:value-type="float" office:value="41337">
                <text:p>41340</text:p>
              </table:table-cell>
              <table:table-cell office:value-type="float" office:value="41338">
                <text:p>41340</text:p>
              </table:table-cell>
              <table:table-cell office:value-type="float" office:value="41339">
                <text:p>41340</text:p>
              </table:table-cell>
              <table:table-cell office:value-type="float" office:value="41340">
                <text:p>41340</text:p>
              </table:table-cell>
              <table:table-cell office:value-type="float" office:value="41341">
                <text:p>41340</text:p>
              </table:table-cell>
              <table:table-cell office:value-type="float" office:value="41342">
                <text:p>41340</text:p>
              </table:table-cell>
              <table:table-cell office:value-type="float" office:value="41343">
                <text:p>41340</text:p>
              </table:table-cell>
              <table:table-cell office:value-type="float" office:value="41344">
                <text:p>41340</text:p>
              </table:table-cell>
              <table:table-cell office:value-type="float" office:value="41345">
                <text:p>41350</text:p>
              </table:table-cell>
              <table:table-cell office:value-type="float" office:value="41346">
                <text:p>41350</text:p>
              </table:table-cell>
              <table:table-cell office:value-type="float" office:value="41347">
                <text:p>4135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